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a15d3b000" style:family="table" style:master-page-name="ta-mp-0x7fda15d3b000">
      <style:table-properties table:display="true" style:writing-mode="lr-tb"/>
    </style:style>
    <style:style style:name="ta-0x7fda15d3b1f0" style:family="table" style:master-page-name="ta-mp-0x7fda15d3b1f0">
      <style:table-properties table:display="true" style:writing-mode="lr-tb"/>
    </style:style>
    <style:style style:name="ta-0x7fda15d3b3e0" style:family="table" style:master-page-name="ta-mp-0x7fda15d3b3e0">
      <style:table-properties table:display="true" style:writing-mode="lr-tb"/>
    </style:style>
    <style:style style:name="ta-0x7fda15d3b5d0" style:family="table" style:master-page-name="ta-mp-0x7fda15d3b5d0">
      <style:table-properties table:display="true" style:writing-mode="lr-tb"/>
    </style:style>
    <style:style style:name="ta-0x7fda15d3b7c0" style:family="table" style:master-page-name="ta-mp-0x7fda15d3b7c0">
      <style:table-properties table:display="true" style:writing-mode="lr-tb"/>
    </style:style>
    <style:style style:name="ta-0x7fda15d3b9b0" style:family="table" style:master-page-name="ta-mp-0x7fda15d3b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a15d4846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7e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8a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8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8f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7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1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9b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7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27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33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11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a15d48c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8b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d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21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7c4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6b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3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a15d480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94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7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24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58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6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89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a15d498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9a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5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7fc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ca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7d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9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a15d49d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a15d4a0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9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4c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5e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7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a15d4a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128.25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a159cfe3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da15d2aa6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da159cfef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da15d3b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a15d4846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a15d47e98" table:content-validation-name="VAL-0x7fda159cfe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da15d48a28" table:content-validation-name="VAL-0x7fda15d2aa60" office:value-type="string">
            <text:p>validateUserNotif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da15d48ec8" table:content-validation-name="VAL-0x7fda159cfef0"/>
          <table:table-cell table:number-columns-repeated="127" table:style-name="Gnumeric-default"/>
        </table:table-row>
        <table:table-row table:style-name="AROW-3">
          <table:table-cell table:style-name="ACE-0x7fda15d48ff0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" gnm:cursor-row="14">
          <gnm:selection gnm:start-col="1" gnm:start-row="14" gnm:end-col="1" gnm:end-row="14"/>
        </gnm:selections>
      </table:table>
      <table:table table:name="MQA1_TestData" table:style-name="ta-0x7fda15d3b1f0" table:print="false">
        <office:forms form:automatic-focus="false" form:apply-design-mode="false">
          <form:form/>
        </office:forms>
        <table:table-column table:default-cell-style-name="ACE-0x7fda15d47b20" table:style-name="ACOL-3"/>
        <table:table-column table:default-cell-style-name="ACE-0x7fda15d49118" table:style-name="ACOL-4"/>
        <table:table-column table:default-cell-style-name="ACE-0x7fda15d47b20" table:style-name="ACOL-5"/>
        <table:table-column table:default-cell-style-name="ACE-0x7fda15d47b20" table:style-name="ACOL-6"/>
        <table:table-column table:default-cell-style-name="ACE-0x7fda15d47b20" table:style-name="ACOL-7"/>
        <table:table-column table:default-cell-style-name="ACE-0x7fda15d47b20" table:style-name="ACOL-0" table:number-columns-repeated="123"/>
        <table:table-row table:style-name="AROW-2">
          <table:table-cell table:style-name="ACE-0x7fda15d4a148" office:value-type="string">
            <text:p>DropDown_Text</text:p>
          </table:table-cell>
          <table:table-cell table:style-name="ACE-0x7fda15d4a270" office:value-type="string">
            <text:p>notifications_Message</text:p>
          </table:table-cell>
          <table:table-cell table:style-name="ACE-0x7fda15d49368"/>
          <table:table-cell table:number-columns-repeated="125" table:style-name="ACE-0x7fda15d47b20"/>
        </table:table-row>
        <table:table-row table:style-name="AROW-2">
          <table:table-cell table:style-name="ACE-0x7fda15d49b80" office:value-type="string">
            <text:p>Notifications</text:p>
          </table:table-cell>
          <table:table-cell table:style-name="ACE-0x7fda15d48338" office:value-type="string">
            <text:p>No notifications available</text:p>
          </table:table-cell>
          <table:table-cell table:number-columns-repeated="126" table:style-name="ACE-0x7fda15d47b2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" gnm:end-row="0"/>
        </gnm:selections>
      </table:table>
      <table:table table:name="MQA2_TestData" table:style-name="ta-0x7fda15d3b3e0" table:print="false">
        <office:forms form:automatic-focus="false" form:apply-design-mode="false">
          <form:form/>
        </office:forms>
        <table:table-column table:default-cell-style-name="ACE-0x7fda15d48da0" table:style-name="ACOL-3"/>
        <table:table-column table:default-cell-style-name="ACE-0x7fda15d486b0" table:style-name="ACOL-4"/>
        <table:table-column table:default-cell-style-name="ACE-0x7fda15d48da0" table:style-name="ACOL-5"/>
        <table:table-column table:default-cell-style-name="ACE-0x7fda15d48da0" table:style-name="ACOL-6"/>
        <table:table-column table:default-cell-style-name="ACE-0x7fda15d48da0" table:style-name="ACOL-7"/>
        <table:table-column table:default-cell-style-name="ACE-0x7fda15d48da0" table:style-name="ACOL-0" table:number-columns-repeated="123"/>
        <table:table-row table:style-name="AROW-2">
          <table:table-cell table:style-name="ACE-0x7fda15d48c78" office:value-type="string">
            <text:p>DropDown_Text</text:p>
          </table:table-cell>
          <table:table-cell table:style-name="ACE-0x7fda15d48210" office:value-type="string">
            <text:p>notifications_Message</text:p>
          </table:table-cell>
          <table:table-cell table:style-name="ACE-0x7fda15d4a398"/>
          <table:table-cell table:number-columns-repeated="125" table:style-name="ACE-0x7fda15d48da0"/>
        </table:table-row>
        <table:table-row table:style-name="AROW-2">
          <table:table-cell table:style-name="ACE-0x7fda15d48b50" office:value-type="string">
            <text:p>Notifications</text:p>
          </table:table-cell>
          <table:table-cell table:style-name="ACE-0x7fda15d47c48" office:value-type="string">
            <text:p>No notifications available</text:p>
          </table:table-cell>
          <table:table-cell table:number-columns-repeated="126" table:style-name="ACE-0x7fda15d48da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da15d3b5d0" table:print="false">
        <office:forms form:automatic-focus="false" form:apply-design-mode="false">
          <form:form/>
        </office:forms>
        <table:table-column table:default-cell-style-name="ACE-0x7fda15d487d8" table:style-name="ACOL-3"/>
        <table:table-column table:default-cell-style-name="ACE-0x7fda15d496e0" table:style-name="ACOL-4"/>
        <table:table-column table:default-cell-style-name="ACE-0x7fda15d487d8" table:style-name="ACOL-5"/>
        <table:table-column table:default-cell-style-name="ACE-0x7fda15d487d8" table:style-name="ACOL-6"/>
        <table:table-column table:default-cell-style-name="ACE-0x7fda15d487d8" table:style-name="ACOL-7"/>
        <table:table-column table:default-cell-style-name="ACE-0x7fda15d487d8" table:style-name="ACOL-0" table:number-columns-repeated="123"/>
        <table:table-row table:style-name="AROW-2">
          <table:table-cell table:style-name="ACE-0x7fda15d480e8" office:value-type="string">
            <text:p>DropDown_Text</text:p>
          </table:table-cell>
          <table:table-cell table:style-name="ACE-0x7fda15d49240" office:value-type="string">
            <text:p>notifications_Message</text:p>
          </table:table-cell>
          <table:table-cell table:style-name="ACE-0x7fda15d48900"/>
          <table:table-cell table:number-columns-repeated="125" table:style-name="ACE-0x7fda15d487d8"/>
        </table:table-row>
        <table:table-row table:style-name="AROW-2">
          <table:table-cell table:style-name="ACE-0x7fda15d49490" office:value-type="string">
            <text:p>Notifications</text:p>
          </table:table-cell>
          <table:table-cell table:style-name="ACE-0x7fda15d48588" office:value-type="string">
            <text:p>No notifications available</text:p>
          </table:table-cell>
          <table:table-cell table:number-columns-repeated="126" table:style-name="ACE-0x7fda15d487d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da15d3b7c0" table:print="false">
        <office:forms form:automatic-focus="false" form:apply-design-mode="false">
          <form:form/>
        </office:forms>
        <table:table-column table:default-cell-style-name="ACE-0x7fda15d495b8" table:style-name="ACOL-3"/>
        <table:table-column table:default-cell-style-name="ACE-0x7fda15d47d70" table:style-name="ACOL-4"/>
        <table:table-column table:default-cell-style-name="ACE-0x7fda15d495b8" table:style-name="ACOL-5"/>
        <table:table-column table:default-cell-style-name="ACE-0x7fda15d495b8" table:style-name="ACOL-6"/>
        <table:table-column table:default-cell-style-name="ACE-0x7fda15d495b8" table:style-name="ACOL-7"/>
        <table:table-column table:default-cell-style-name="ACE-0x7fda15d495b8" table:style-name="ACOL-0" table:number-columns-repeated="123"/>
        <table:table-row table:style-name="AROW-2">
          <table:table-cell table:style-name="ACE-0x7fda15d49808" office:value-type="string">
            <text:p>DropDown_Text</text:p>
          </table:table-cell>
          <table:table-cell table:style-name="ACE-0x7fda15d47fc0" office:value-type="string">
            <text:p>notifications_Message</text:p>
          </table:table-cell>
          <table:table-cell table:style-name="ACE-0x7fda15d49930"/>
          <table:table-cell table:number-columns-repeated="125" table:style-name="ACE-0x7fda15d495b8"/>
        </table:table-row>
        <table:table-row table:style-name="AROW-2">
          <table:table-cell table:style-name="ACE-0x7fda15d49a58" office:value-type="string">
            <text:p>Notifications</text:p>
          </table:table-cell>
          <table:table-cell table:style-name="ACE-0x7fda15d49ca8" office:value-type="string">
            <text:p>No notifications available</text:p>
          </table:table-cell>
          <table:table-cell table:number-columns-repeated="126" table:style-name="ACE-0x7fda15d495b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da15d3b9b0" table:print="false">
        <office:forms form:automatic-focus="false" form:apply-design-mode="false">
          <form:form/>
        </office:forms>
        <table:table-column table:default-cell-style-name="ACE-0x7fda15d49ef8" table:style-name="ACOL-3"/>
        <table:table-column table:default-cell-style-name="ACE-0x7fda15d4a710" table:style-name="ACOL-4"/>
        <table:table-column table:default-cell-style-name="ACE-0x7fda15d49ef8" table:style-name="ACOL-5"/>
        <table:table-column table:default-cell-style-name="ACE-0x7fda15d49ef8" table:style-name="ACOL-6"/>
        <table:table-column table:default-cell-style-name="ACE-0x7fda15d49ef8" table:style-name="ACOL-7"/>
        <table:table-column table:default-cell-style-name="ACE-0x7fda15d49ef8" table:style-name="ACOL-0" table:number-columns-repeated="123"/>
        <table:table-row table:style-name="AROW-2">
          <table:table-cell table:style-name="ACE-0x7fda15d49dd0" office:value-type="string">
            <text:p>DropDown_Text</text:p>
          </table:table-cell>
          <table:table-cell table:style-name="ACE-0x7fda15d4a4c0" office:value-type="string">
            <text:p>notifications_Message</text:p>
          </table:table-cell>
          <table:table-cell table:style-name="ACE-0x7fda15d4a838"/>
          <table:table-cell table:number-columns-repeated="125" table:style-name="ACE-0x7fda15d49ef8"/>
        </table:table-row>
        <table:table-row table:style-name="AROW-2">
          <table:table-cell table:style-name="ACE-0x7fda15d4a020" office:value-type="string">
            <text:p>Notifications</text:p>
          </table:table-cell>
          <table:table-cell table:style-name="ACE-0x7fda15d4a5e8" office:value-type="string">
            <text:p>No notifications available</text:p>
          </table:table-cell>
          <table:table-cell table:number-columns-repeated="126" table:style-name="ACE-0x7fda15d49ef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a15d42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a15d44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a164940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a164cd9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a164f60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a164f9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a15d3b000" style:display-name="TestCase" style:page-layout-name="pl-0x7fda15d42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a15d3b1f0" style:display-name="MQA1_TestData" style:page-layout-name="pl-0x7fda15d44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a15d3b3e0" style:display-name="MQA2_TestData" style:page-layout-name="pl-0x7fda164940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a15d3b5d0" style:display-name="MQA3_TestData" style:page-layout-name="pl-0x7fda164cd9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a15d3b7c0" style:display-name="MQA4_TestData" style:page-layout-name="pl-0x7fda164f60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a15d3b9b0" style:display-name="MQA5_TestData" style:page-layout-name="pl-0x7fda164f9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15:5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